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textarea-horizontal-align="justify" draw:textarea-vertical-align="middle" draw:auto-grow-height="false" fo:min-height="1.505cm" fo:min-width="3.746cm"/>
    </style:style>
    <style:style style:name="gr2" style:family="graphic" style:parent-style-name="standard">
      <style:graphic-properties svg:stroke-color="#999999" draw:textarea-horizontal-align="justify" draw:textarea-vertical-align="middle" draw:auto-grow-height="false" fo:min-height="1.504cm" fo:min-width="3.746cm"/>
    </style:style>
    <style:style style:name="gr3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04cm" fo:min-width="3.74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/>
    </style:style>
    <style:style style:name="gr7" style:family="graphic" style:parent-style-name="standard">
      <style:graphic-properties draw:textarea-horizontal-align="justify" draw:textarea-vertical-align="middle" draw:auto-grow-height="false" fo:min-height="1.506cm" fo:min-width="3.74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draw:fill="none"/>
    </style:style>
    <style:style style:name="gr10" style:family="graphic" style:parent-style-name="standard">
      <style:graphic-properties draw:stroke="dash" draw:stroke-dash="Line_20_Style_20_9" svg:stroke-color="#999999" draw:textarea-horizontal-align="justify" draw:textarea-vertical-align="middle" draw:auto-grow-height="false" fo:min-height="0.848cm" fo:min-width="2.211cm" draw:shadow="hidden"/>
    </style:style>
    <style:style style:name="P1" style:family="paragraph">
      <style:paragraph-properties fo:text-align="center"/>
      <style:text-properties fo:font-size="17.8999996185303pt"/>
    </style:style>
    <style:style style:name="P2" style:family="paragraph">
      <style:paragraph-properties fo:text-align="center"/>
      <style:text-properties fo:color="#b2b2b2" fo:font-size="17.8999996185303pt"/>
    </style:style>
    <style:style style:name="P3" style:family="paragraph">
      <loext:graphic-properties draw:fill="none"/>
      <style:paragraph-properties fo:text-align="center"/>
      <style:text-properties fo:font-size="13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text-properties fo:font-size="12.8999996185303pt"/>
    </style:style>
    <style:style style:name="P11" style:family="paragraph">
      <loext:graphic-properties draw:fill="none" draw:fill-color="#ffffff"/>
      <style:text-properties fo:font-size="12.8999996185303pt" style:font-size-asian="18pt" style:font-size-complex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font-size="12.8999996185303pt" fo:font-style="italic" style:font-size-asian="18pt" style:font-style-asian="italic" style:font-size-complex="18pt" style:font-style-complex="italic"/>
    </style:style>
    <style:style style:name="P14" style:family="paragraph">
      <style:paragraph-properties fo:text-align="center"/>
      <style:text-properties fo:font-size="11.8999996185303pt" style:font-size-asian="12pt" style:font-size-complex="12pt"/>
    </style:style>
    <style:style style:name="P15" style:family="paragraph">
      <style:text-properties fo:font-size="12.8999996185303pt" style:font-size-asian="13pt" style:font-size-complex="13pt"/>
    </style:style>
    <style:style style:name="P16" style:family="paragraph">
      <loext:graphic-properties draw:fill="none" draw:fill-color="#ffffff"/>
      <style:text-properties fo:font-size="12.8999996185303pt" style:font-size-asian="13pt" style:font-size-complex="13pt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434cm" svg:height="1.943cm" svg:x="4.792cm" svg:y="14.157cm">
          <text:p text:style-name="P1">OpenMTC<text:line-break/>Gatewa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434cm" svg:height="1.942cm" svg:x="12.43cm" svg:y="14.163cm">
          <text:p text:style-name="P1">AE (IPE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line-skew="0.624cm" svg:x1="14.647cm" svg:y1="16.105cm" svg:x2="7.009cm" svg:y2="16.1cm" draw:start-shape="id1" draw:start-glue-point="2" draw:end-shape="id2" svg:d="M14647 16105v1151h-7638v-1156" svg:viewBox="0 0 7639 1157">
          <text:p/>
        </draw:connector>
        <draw:custom-shape draw:style-name="gr4" draw:text-style-name="P1" xml:id="id3" draw:id="id3" draw:layer="layout" svg:width="4.434cm" svg:height="1.942cm" svg:x="4.792cm" svg:y="9.265cm">
          <text:p text:style-name="P1">OpenMTC<text:line-break/>Backend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7.009cm" svg:y1="14.157cm" svg:x2="7.009cm" svg:y2="11.207cm" draw:start-shape="id2" draw:end-shape="id3" draw:end-glue-point="2" svg:d="M7009 14157v-2950" svg:viewBox="0 0 1 2951">
          <text:p text:style-name="P4"><text:span text:style-name="T1"/></text:p>
          <text:p text:style-name="P5"><text:span text:style-name="T1"/></text:p>
        </draw:connector>
        <draw:frame draw:style-name="gr6" draw:text-style-name="P7" draw:layer="layout" svg:width="5.292cm" svg:height="0.851cm" svg:x="8.62cm" svg:y="17.129cm">
          <draw:text-box>
            <text:p text:style-name="P6"><text:span text:style-name="T2">register (producer)</text:span></text:p>
          </draw:text-box>
        </draw:frame>
        <draw:frame draw:style-name="gr6" draw:text-style-name="P9" draw:layer="layout" svg:width="2.292cm" svg:height="0.856cm" svg:x="13.586cm" svg:y="15.229cm">
          <draw:text-box>
            <text:p text:style-name="P8"><text:span text:style-name="T3">producer</text:span></text:p>
          </draw:text-box>
        </draw:frame>
        <draw:custom-shape draw:style-name="gr7" draw:text-style-name="P1" xml:id="id4" draw:id="id4" draw:layer="layout" svg:width="4.434cm" svg:height="1.944cm" svg:x="12.445cm" svg:y="9.256cm">
          <text:p text:style-name="P1">AE (IPE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draw:line-skew="-0.618cm" svg:x1="14.662cm" svg:y1="9.256cm" svg:x2="7.009cm" svg:y2="9.265cm" draw:start-shape="id4" draw:start-glue-point="0" draw:end-shape="id3" draw:end-glue-point="0" svg:d="M14662 9256v-1144h-7653v1153" svg:viewBox="0 0 7654 1154">
          <text:p/>
        </draw:connector>
        <draw:frame draw:style-name="gr6" draw:text-style-name="P11" draw:layer="layout" svg:width="5.298cm" svg:height="0.851cm" svg:x="8.489cm" svg:y="7.329cm">
          <draw:text-box>
            <text:p text:style-name="P10"><text:span text:style-name="T1">subscribe (consumer)</text:span></text:p>
          </draw:text-box>
        </draw:frame>
        <draw:frame draw:style-name="gr6" draw:text-style-name="P9" draw:layer="layout" svg:width="2.786cm" svg:height="0.856cm" svg:x="13.486cm" svg:y="10.334cm">
          <draw:text-box>
            <text:p text:style-name="P8"><text:span text:style-name="T3">consumer</text:span></text:p>
          </draw:text-box>
        </draw:frame>
        <draw:line draw:style-name="gr9" draw:text-style-name="P12" draw:layer="layout" svg:x1="1.356cm" svg:y1="13.669cm" svg:x2="20.193cm" svg:y2="13.553cm">
          <text:p/>
        </draw:line>
        <draw:frame draw:style-name="gr6" draw:text-style-name="P13" draw:layer="layout" svg:width="5.297cm" svg:height="0.853cm" svg:x="9.594cm" svg:y="12.803cm">
          <draw:text-box>
            <text:p text:style-name="P10"><text:span text:style-name="T4">Infrastructure domain</text:span></text:p>
          </draw:text-box>
        </draw:frame>
        <draw:frame draw:style-name="gr6" draw:text-style-name="P13" draw:layer="layout" svg:width="5.297cm" svg:height="0.855cm" svg:x="9.596cm" svg:y="13.478cm">
          <draw:text-box>
            <text:p text:style-name="P10"><text:span text:style-name="T4">Field domain</text:span></text:p>
          </draw:text-box>
        </draw:frame>
        <draw:custom-shape draw:style-name="gr10" draw:text-style-name="P14" xml:id="id5" draw:id="id5" draw:layer="layout" svg:width="2.829cm" svg:height="1.216cm" svg:x="17.602cm" svg:y="14.527cm">
          <text:p text:style-name="P14"><text:span text:style-name="T3">Non-oneM2M</text:span></text:p>
          <text:p text:style-name="P14"><text:span text:style-name="T3">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7.602cm" svg:y1="15.135cm" svg:x2="16.864cm" svg:y2="15.134cm" draw:start-shape="id5" draw:start-glue-point="3" draw:end-shape="id1" draw:end-glue-point="1" svg:d="M17602 15135h-369v-1h-369" svg:viewBox="0 0 739 2">
          <text:p/>
        </draw:connector>
        <draw:frame draw:style-name="gr6" draw:text-style-name="P16" draw:layer="layout" svg:width="2.074cm" svg:height="0.985cm" draw:transform="rotate (1.5707963267949) translate (6.147cm 13.669cm)">
          <draw:text-box>
            <text:p text:style-name="P15"><text:span text:style-name="T2">register</text:span></text:p>
          </draw:text-box>
        </draw:frame>
        <draw:custom-shape draw:style-name="gr10" draw:text-style-name="P14" xml:id="id6" draw:id="id6" draw:layer="layout" svg:width="2.829cm" svg:height="1.216cm" svg:x="1.231cm" svg:y="14.532cm">
          <text:p text:style-name="P14"><text:span text:style-name="T3">oneM2M</text:span></text:p>
          <text:p text:style-name="P14"><text:span text:style-name="T3">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4.06cm" svg:y1="15.14cm" svg:x2="4.792cm" svg:y2="15.128cm" draw:start-shape="id6" draw:start-glue-point="1" draw:end-shape="id2" draw:end-glue-point="3" svg:d="M4060 15140h366v-12h366" svg:viewBox="0 0 733 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draw:textarea-vertical-align="bottom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textarea-horizontal-align="center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ashed_20_box" style:display-name="dashed box" style:family="graphic" style:parent-style-name="standard">
      <style:graphic-properties draw:stroke="dash" draw:stroke-dash="Fine_20_Dashe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15:48:49.932898493</meta:creation-date>
    <dc:date>2017-07-12T18:22:11.230487000</dc:date>
    <meta:editing-duration>PT49M2S</meta:editing-duration>
    <meta:editing-cycles>17</meta:editing-cycles>
    <meta:generator>LibreOffice/5.2.7.2$MacOSX_X86_64 LibreOffice_project/2b7f1e640c46ceb28adf43ee075a6e8b8439ed10</meta:generator>
    <meta:document-statistic meta:object-count="19"/>
  </office:meta>
</office:document-meta>
</file>